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6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EP4CE15E22C8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W9816G6J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P21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_box</text:p>
          </table:table-cell>
        </table:table-row>
        <table:table-row table:style-name="ro2">
          <table:table-cell/>
          <table:table-cell office:value-type="string" calcext:value-type="string">
            <text:p>TPD12S016PW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BY25Q16B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M10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LD1117D-3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KIA1117-2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AZ1117H-1.2TRG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Regulator Box</text:p>
          </table:table-cell>
        </table:table-row>
        <table:table-row table:style-name="ro2">
          <table:table-cell/>
          <table:table-cell office:value-type="string" calcext:value-type="string">
            <text:p>PMBT390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MBRA340T3 (SS24)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0805 Orang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OT705050MJBA4SL (50 MHz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BG201209U601T (ferrite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Barrel j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MOD socke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Mini DIN-6 socke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HDMI sock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USB-B sock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x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3.5mm audio jack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 0805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5K6 0805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K 080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2K2 08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50 080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33 08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formula="of:=IF(ISBLANK([.D30]);&quot;&quot;;([.D30]&gt;=[.C30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NXA_35V100_6.3X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BLANK([.D31]);&quot;&quot;;([.D31]&gt;=[.C31]))" office:value-type="boolean" office:boolean-value="true" calcext:value-type="boolean">
            <text:p>TRUE</text:p>
          </table:table-cell>
          <table:table-cell office:value-type="string" calcext:value-type="string">
            <text:p>Capacitor Box</text:p>
          </table:table-cell>
        </table:table-row>
        <table:table-row table:style-name="ro2">
          <table:table-cell/>
          <table:table-cell office:value-type="string" calcext:value-type="string">
            <text:p>Capacitor 100u electrolyti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ISBLANK([.D32]);&quot;&quot;;([.D32]&gt;=[.C32]))" office:value-type="boolean" office:boolean-value="true" calcext:value-type="boolean">
            <text:p>TRUE</text:p>
          </table:table-cell>
          <table:table-cell office:value-type="string" calcext:value-type="string">
            <text:p>Capacitor Box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33]);&quot;&quot;;([.D33]&gt;=[.C3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calcext:conditional-formats>
          <calcext:conditional-format calcext:target-range-address="Sheet1.E1:Sheet1.E192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3:59:58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30T19:01:45.854000000</meta:creation-date>
    <dc:date>2024-02-16T14:05:03.216000000</dc:date>
    <meta:editing-duration>PT6H50M36S</meta:editing-duration>
    <meta:editing-cycles>16</meta:editing-cycles>
    <meta:generator>LibreOffice/6.4.6.2$Windows_X86_64 LibreOffice_project/0ce51a4fd21bff07a5c061082cc82c5ed232f115</meta:generator>
    <meta:document-statistic meta:table-count="1" meta:cell-count="324" meta:object-count="0"/>
  </office:meta>
</office:document-meta>
</file>